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7" style:parent-style-name="Graphics">
      <style:graphic-properties draw:fill="none" fo:clip="rect(0in 0in 0in 0in)" draw:stroke="none"/>
    </style:style>
    <style:style style:family="graphic" style:name="a358" style:parent-style-name="Graphics">
      <style:graphic-properties draw:fill="none" fo:clip="rect(0in 0in 0in 0in)" draw:stroke="none"/>
    </style:style>
    <style:style style:family="graphic" style:name="a359" style:parent-style-name="Graphics">
      <style:graphic-properties draw:fill="none" fo:clip="rect(0in 0in 0in 0in)" draw:stroke="none"/>
    </style:style>
    <style:style style:family="graphic" style:name="a360" style:parent-style-name="Graphics">
      <style:graphic-properties draw:fill="none" fo:clip="rect(0in 0in 0in 0in)" draw:stroke="none" draw:shadow="visible" draw:shadow-offset-x="0.02778in" draw:shadow-offset-y="0.02778in" draw:shadow-color="#eeece1" draw:shadow-opacity="100%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 style:parent-style-name="Graphics">
      <style:graphic-properties draw:fill="none" fo:clip="rect(0in 0in 0in 0in)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2" svg:x="1.69255in" svg:y="2.16998in" svg:width="3.5437in" svg:height="3.22155in" style:rel-width="scale" style:rel-height="scale">
          <draw:image xlink:href="media/image1.emf" xlink:type="simple" xlink:show="embed" xlink:actuate="onLoad"/>
          <svg:title/>
          <svg:desc/>
        </draw:frame>
        <draw:frame draw:id="id64" draw:style-name="a358" draw:name="Picture 3" svg:x="5.22672in" svg:y="4.77374in" svg:width="2.62172in" svg:height="2.38337in" style:rel-width="scale" style:rel-height="scale">
          <draw:image xlink:href="media/image1.emf" xlink:type="simple" xlink:show="embed" xlink:actuate="onLoad"/>
          <svg:title/>
          <svg:desc/>
        </draw:frame>
        <draw:frame draw:id="id65" draw:style-name="a359" draw:name="Picture 4" svg:x="6.28111in" svg:y="1.48648in" svg:width="2.99246in" svg:height="2.72818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60" draw:name="Picture 5" svg:x="0.82631in" svg:y="4.27491in" svg:width="2.46932in" svg:height="2.2512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61" draw:name="Picture 2" svg:x="1.94243in" svg:y="0.60004in" svg:width="2.99306in" svg:height="2.72743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4/2020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4/2020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4/2020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4/2020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4/2020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4/2020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4/2020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4/2020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4/2020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4/2020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4/2020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4/2020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Zulfikar Ali</meta:initial-creator>
    <dc:creator>Zulfikar Ali</dc:creator>
    <meta:creation-date>2020-03-28T20:02:40Z</meta:creation-date>
    <dc:date>2020-04-01T09:04:32Z</dc:date>
    <meta:editing-cycles>2</meta:editing-cycles>
    <meta:editing-duration>PT1869S</meta:editing-duration>
    <meta:document-statistic meta:paragraph-count="0" meta:word-count="0"/>
  </office:meta>
</office:document-meta>
</file>